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paragraph-properties fo:break-before="page"/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<text:line-break/>=    Xinco        =<text:line-break/>===================<text:line-break/><text:line-break/>-&gt; IMPORTANT: build Xinco core project first!!! -&gt; otherwise changes are<text:line-break/>not included in "Xinco.jar"!!!<text:line-break/><text:line-break/>set AXIS_HOME=C:\axis2-1.3</text:p>
      <text:p text:style-name="P1"><text:line-break/>@set AXIS_LIB=%AXIS_HOME%\lib<text:line-break/>set AXIS_LIB=<text:a xlink:type="simple" xlink:href="../NetBeans">E:\NetBeans</text:a> Projects\Xinco\Xinco Hibernate 2.1.0\XincoLibs</text:p>
      <text:p text:style-name="P1"><text:line-break/>set XINCO_LIB=<text:a xlink:type="simple" xlink:href="../NetBeans">E:\NetBeans</text:a> Projects\Xinco\Xinco Hibernate 2.1.0\Xinco\dist\Xinco.jar</text:p>
      <text:p text:style-name="P1"/>
      <text:p text:style-name="P1">set AXISCLASSPATH=%XINCO_LIB%;%AXIS_LIB%;%AXIS_LIB%\axis.jar;%AXIS_LIB%\axis-ant.jar;%AXIS_LIB%\commons-discovery-0.4.jar;%AXIS_LIB%\commons-logging-1.1.jar;%AXIS_LIB%\jaxrpc.jar;%AXIS_LIB%\saaj.jar;%AXIS_LIB%\log4j-1.2.14.jar;%AXIS_LIB%\wsdl4j-1.6.2.jar;%AXIS_LIB%\xmlParserAPIs-2.6.2.jar;%AXIS_LIB%\xercesImpl-2.8.1.jar;%AXIS_LIB%\activation-1.1.jar;%AXIS_LIB%\mail.jar</text:p>
      <text:p text:style-name="P1"><text:line-break/>-&gt; execute in Xinco/src: </text:p>
      <text:p text:style-name="P1">cd C:\Documents and Settings\javydreamercsw\My Documents\NetBeansProjects\Xinco\Xinco Hibernate 2.1.0\Xinco\src<text:line-break/><text:line-break/>java -cp "%AXISCLASSPATH%;C:\Documents and Settings\javydreamercsw\My Documents\NetBeansProjects\Xinco\Xinco Hibernate 2.1.0\Xinco\build\classes" org.apache.ws.java2wsdl.Java2WSDL -o com\bluecubs\xinco\service\Xinco.wsdl -l "http://localhost:8080/xinco/services/Xinco" -n "urn:Xinco" -p"com.bluecubs.xinco.service" "urn:Xinco" com.bluecubs.xinco.service.Xinco<text:line-break/><text:line-break/>-&gt; "Xinco.wsdl": replace "soapenc:string" with "xsd:string"<text:line-break/>-&gt; backup "XincoSoapBindingImpl.java"<text:line-break/>-&gt; delete "XincoSoapBindingImpl.java"</text:p>
      <text:p text:style-name="P1"><text:line-break/>java -cp "%AXISCLASSPATH%" org.apache.axis2.wsdl.WSDL2Java -o . -d Session -s -S true -Nurn:Xinco com.bluecubs.xinco.service com\bluecubs\xinco\service\Xinco.wsdl<text:line-break/><text:line-break/>-&gt; insert backed-up code into "XincoSoapBindingImpl.java"<text:line-break/><text:line-break/>-&gt; copy service description (&lt;service name="Xinco" ...&gt;...&lt;/service&gt;)<text:line-break/>  from: com\bluecubs\xinco\service\deploy.wsdd<text:line-break/>  into: XincoWebApp\web\WEB-INF\server-config.wsdd (replacing the<text:line-break/>existing "Xinco" service definition!!!)</text:p>
      <text:p text:style-name="P1"/>
      <text:p text:style-name="P1"/>
      <text:p text:style-name="P2">&lt;?xml version="1.0" encoding="UTF-8"?&gt;</text:p>
      <text:p text:style-name="P1">&lt;wsdl:definitions targetNamespace="urn:Xinco" xmlns:apachesoap="http://xml.apache.org/xml-soap" xmlns:impl="urn:Xinco" xmlns:intf="urn:Xinco" xmlns:soapenc="http://schemas.xmlsoap.org/soap/encoding/" xmlns:tns2="http://core.xinco.bluecubs.com" xmlns:tns3="http://add.xinco.bluecubs.com" xmlns:wsdl="http://schemas.xmlsoap.org/wsdl/" xmlns:wsdlsoap="http://schemas.xmlsoap.org/wsdl/soap/" xmlns:xsd="http://www.w3.org/2001/XMLSchema"&gt;</text:p>
      <text:p text:style-name="P1">&lt;!--WSDL created by Apache Axis version: 1.4</text:p>
      <text:p text:style-name="P1">Built on Apr 22, 2006 (06:55:48 PDT)--&gt;</text:p>
      <text:p text:style-name="Standard"><text:span text:style-name="T1"><text:s/></text:span><text:span text:style-name="T1">&lt;wsdl:types&gt;</text:span></text:p>
      <text:p text:style-name="Standard"><text:span text:style-name="T1"><text:s text:c="2"/></text:span><text:span text:style-name="T1">&lt;schema targetNamespace="http://core.xinco.bluecubs.com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Version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version_high" type="xsd:int"/&gt;</text:span></text:p>
      <text:p text:style-name="Standard"><text:span text:style-name="T1"><text:s text:c="5"/></text:span><text:span text:style-name="T1">&lt;element name="version_low" type="xsd:int"/&gt;</text:span></text:p>
      <text:p text:style-name="Standard"><text:span text:style-name="T1"><text:s text:c="5"/></text:span><text:span text:style-name="T1">&lt;element name="version_mid" type="xsd:int"/&gt;</text:span></text:p>
      <text:p text:style-name="Standard"><text:span text:style-name="T1"><text:s text:c="5"/></text:span><text:span text:style-name="T1">&lt;element name="version_postfix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Use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change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mail" nillable="true" type="xsd:string"/&gt;</text:span></text:p>
      <text:p text:style-name="Standard"><text:span text:style-name="T1"><text:s text:c="5"/></text:span><text:span text:style-name="T1">&lt;element name="firstname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name" nillable="true" type="xsd:string"/&gt;</text:span></text:p>
      <text:p text:style-name="Standard"><text:span text:style-name="T1"><text:s text:c="5"/></text:span><text:span text:style-name="T1">&lt;element name="reason" nillable="true" type="xsd:string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username" nillable="true" type="xsd:string"/&gt;</text:span></text:p>
      <text:p text:style-name="Standard"><text:span text:style-name="T1"><text:s text:c="5"/></text:span><text:span text:style-name="T1">&lt;element name="userpassword" nillable="true" type="xsd:string"/&gt;</text:span></text:p>
      <text:p text:style-name="Standard"><text:span text:style-name="T1"><text:s text:c="5"/></text:span><text:span text:style-name="T1">&lt;element name="writeGroups" type="xsd:boolean"/&gt;</text:span></text:p>
      <text:p text:style-name="Standard"><text:span text:style-name="T1"><text:s text:c="5"/></text:span><text:span text:style-name="T1">&lt;element name="xinco_core_group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Languag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ign" nillable="true" type="xsd:string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Node"&gt;</text:span></text:p>
      <text:p text:style-name="Standard"><text:soft-page-break/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xinco_core_data" nillable="true" type="apachesoap:Vector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nodes" nillable="true" type="apachesoap:Vector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description" nillable="true" type="xsd:string"/&gt;</text:span></text:p>
      <text:p text:style-name="Standard"><text:span text:style-name="T1"><text:s text:c="5"/></text:span><text:span text:style-name="T1">&lt;element name="xinco_core_data_type_attribute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xinco_core_acl" nillable="true" type="apachesoap:Vector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xinco_core_data_type" nillable="true" type="tns2:XincoCoreDataType"/&gt;</text:span></text:p>
      <text:p text:style-name="Standard"><text:span text:style-name="T1"><text:s text:c="5"/></text:span><text:span text:style-name="T1">&lt;element name="xinco_core_language" nillable="true" type="tns2:XincoCoreLanguage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5"/></text:span><text:span text:style-name="T1">&lt;element name="xinco_add_attributes" nillable="true" type="apachesoap:Vector"/&gt;</text:span></text:p>
      <text:p text:style-name="Standard"><text:span text:style-name="T1"><text:s text:c="5"/></text:span><text:span text:style-name="T1">&lt;element name="xinco_core_logs" nillable="true" type="apachesoap:Vector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C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dmin_permission" type="xsd:boolean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execute_permission" type="xsd:boolea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group_id" type="xsd:int"/&gt;</text:span></text:p>
      <text:p text:style-name="Standard"><text:span text:style-name="T1"><text:s text:c="5"/></text:span><text:span text:style-name="T1">&lt;element name="xinco_core_node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read_permission" type="xsd:boolean"/&gt;</text:span></text:p>
      <text:p text:style-name="Standard"><text:span text:style-name="T1"><text:s text:c="5"/></text:span><text:span text:style-name="T1">&lt;element name="write_permission" type="xsd:boolean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oft-page-break/><text:span text:style-name="T1"><text:s text:c="3"/></text:span><text:span text:style-name="T1">&lt;complexType name="XincoCoreLog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op_code" type="xsd:int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op_datetime" nillable="true" type="xsd:dateTime"/&gt;</text:span></text:p>
      <text:p text:style-name="Standard"><text:span text:style-name="T1"><text:s text:c="5"/></text:span><text:span text:style-name="T1">&lt;element name="op_description" nillable="true" type="xsd:string"/&gt;</text:span></text:p>
      <text:p text:style-name="Standard"><text:span text:style-name="T1"><text:s text:c="5"/></text:span><text:span text:style-name="T1">&lt;element name="version" nillable="true" type="tns2:XincoVersion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5"/></text:span><text:span text:style-name="T1">&lt;element name="xinco_core_user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Group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id" type="xsd:int"/&gt;</text:span></text:p>
      <text:p text:style-name="Standard"><text:span text:style-name="T1"><text:s text:c="5"/></text:span><text:span text:style-name="T1">&lt;element name="status_number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DataType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designation" nillable="true" type="xsd:string"/&gt;</text:span></text:p>
      <text:p text:style-name="Standard"><text:span text:style-name="T1"><text:s text:c="5"/></text:span><text:span text:style-name="T1">&lt;element name="changerID" type="xsd:int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data_type" nillable="true" type="xsd:string"/&gt;</text:span></text:p>
      <text:p text:style-name="Standard"><text:span text:style-name="T1"><text:s text:c="5"/></text:span><text:span text:style-name="T1">&lt;element name="size" type="xsd:int"/&gt;</text:span></text:p>
      <text:p text:style-name="Standard"><text:span text:style-name="T1"><text:s text:c="5"/></text:span><text:span text:style-name="T1">&lt;element name="xinco_core_data_type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3"/></text:span><text:span text:style-name="T1">&lt;complexType name="XincoCoreAuditDataSchedul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schedule_id" type="int"&gt;&lt;/element&gt;</text:span></text:p>
      <text:p text:style-name="Standard"><text:span text:style-name="T1"><text:s text:c="5"/></text:span><text:span text:style-name="T1">&lt;element name="data_id" type="int"&gt;&lt;/element&gt;</text:span></text:p>
      <text:p text:style-name="Standard"><text:span text:style-name="T1"><text:s text:c="5"/></text:span><text:span text:style-name="T1">&lt;element name="schedule_type_id" type="int"&gt;&lt;/element&gt;</text:span></text:p>
      <text:p text:style-name="Standard"><text:span text:style-name="T1"><text:s text:c="5"/></text:span><text:span text:style-name="T1">&lt;element name="scheduled_date" type="date"&gt;&lt;/element&gt;</text:span></text:p>
      <text:p text:style-name="Standard"><text:span text:style-name="T1"><text:s text:c="5"/></text:span><text:span text:style-name="T1">&lt;element name="completed" type="boolean"&gt;&lt;/element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xml.apache.org/xml-soap" xmlns="http://www.w3.org/2001/XMLSchema"&gt;</text:span></text:p>
      <text:p text:style-name="Standard"><text:span text:style-name="T1"><text:s text:c="3"/></text:span><text:span text:style-name="T1">&lt;import namespace="http://add.xinco.bluecubs.com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Vector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maxOccurs="unbounded" minOccurs="0" name="item" type="xsd:anyType"/&gt;</text:span></text:p>
      <text:p text:style-name="Standard"><text:span text:style-name="T1"><text:s text:c="4"/></text:span><text:span text:style-name="T1">&lt;/sequence&gt;</text:span></text:p>
      <text:p text:style-name="Standard"><text:soft-page-break/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 text:c="2"/></text:span><text:span text:style-name="T1">&lt;schema targetNamespace="http://add.xinco.bluecubs.com" xmlns="http://www.w3.org/2001/XMLSchema"&gt;</text:span></text:p>
      <text:p text:style-name="Standard"><text:span text:style-name="T1"><text:s text:c="3"/></text:span><text:span text:style-name="T1">&lt;import namespace="http://xml.apache.org/xml-soap"/&gt;</text:span></text:p>
      <text:p text:style-name="Standard"><text:span text:style-name="T1"><text:s text:c="3"/></text:span><text:span text:style-name="T1">&lt;import namespace="http://core.xinco.bluecubs.com"/&gt;</text:span></text:p>
      <text:p text:style-name="Standard"><text:span text:style-name="T1"><text:s text:c="3"/></text:span><text:span text:style-name="T1">&lt;import namespace="http://schemas.xmlsoap.org/soap/encoding/"/&gt;</text:span></text:p>
      <text:p text:style-name="Standard"><text:span text:style-name="T1"><text:s text:c="3"/></text:span><text:span text:style-name="T1">&lt;complexType name="XincoAddAttribute"&gt;</text:span></text:p>
      <text:p text:style-name="Standard"><text:span text:style-name="T1"><text:s text:c="4"/></text:span><text:span text:style-name="T1">&lt;sequence&gt;</text:span></text:p>
      <text:p text:style-name="Standard"><text:span text:style-name="T1"><text:s text:c="5"/></text:span><text:span text:style-name="T1">&lt;element name="attrib_datetime" nillable="true" type="xsd:dateTime"/&gt;</text:span></text:p>
      <text:p text:style-name="Standard"><text:span text:style-name="T1"><text:s text:c="5"/></text:span><text:span text:style-name="T1">&lt;element name="attrib_double" type="xsd:double"/&gt;</text:span></text:p>
      <text:p text:style-name="Standard"><text:span text:style-name="T1"><text:s text:c="5"/></text:span><text:span text:style-name="T1">&lt;element name="attrib_int" type="xsd:int"/&gt;</text:span></text:p>
      <text:p text:style-name="Standard"><text:span text:style-name="T1"><text:s text:c="5"/></text:span><text:span text:style-name="T1">&lt;element name="attrib_text" nillable="true" type="xsd:string"/&gt;</text:span></text:p>
      <text:p text:style-name="Standard"><text:span text:style-name="T1"><text:s text:c="5"/></text:span><text:span text:style-name="T1">&lt;element name="attrib_unsignedint" type="xsd:long"/&gt;</text:span></text:p>
      <text:p text:style-name="Standard"><text:span text:style-name="T1"><text:s text:c="5"/></text:span><text:span text:style-name="T1">&lt;element name="attrib_varchar" nillable="true" type="xsd:string"/&gt;</text:span></text:p>
      <text:p text:style-name="Standard"><text:span text:style-name="T1"><text:s text:c="5"/></text:span><text:span text:style-name="T1">&lt;element name="attribute_id" type="xsd:int"/&gt;</text:span></text:p>
      <text:p text:style-name="Standard"><text:span text:style-name="T1"><text:s text:c="5"/></text:span><text:span text:style-name="T1">&lt;element name="xinco_core_data_id" type="xsd:int"/&gt;</text:span></text:p>
      <text:p text:style-name="Standard"><text:span text:style-name="T1"><text:s text:c="4"/></text:span><text:span text:style-name="T1">&lt;/sequence&gt;</text:span></text:p>
      <text:p text:style-name="Standard"><text:span text:style-name="T1"><text:s text:c="3"/></text:span><text:span text:style-name="T1">&lt;/complexType&gt;</text:span></text:p>
      <text:p text:style-name="Standard"><text:span text:style-name="T1"><text:s text:c="2"/></text:span><text:span text:style-name="T1">&lt;/schema&gt;</text:span></text:p>
      <text:p text:style-name="Standard"><text:span text:style-name="T1"><text:s/></text:span><text:span text:style-name="T1">&lt;/wsdl:types&gt;</text:span></text:p>
      <text:p text:style-name="P1"/>
      <text:p text:style-name="Standard"><text:span text:style-name="T1"><text:s text:c="3"/></text:span><text:span text:style-name="T1">&lt;wsdl:message name="set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sponse"&gt;</text:span></text:p>
      <text:p text:style-name="P1"/>
      <text:p text:style-name="Standard"><text:span text:style-name="T1"><text:s text:c="6"/></text:span><text:span text:style-name="T1">&lt;wsdl:part name="doXincoCoreDataCheckout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><text:soft-page-break/></text:p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soapenc:base64Binary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sponse"&gt;</text:span></text:p>
      <text:p text:style-name="P1"/>
      <text:p text:style-name="Standard"><text:span text:style-name="T1"><text:s text:c="6"/></text:span><text:span text:style-name="T1">&lt;wsdl:part name="getXincoServerVersionReturn" type="tns2:XincoVersio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sponse"&gt;</text:span></text:p>
      <text:p text:style-name="P1"/>
      <text:p text:style-name="Standard"><text:span text:style-name="T1"><text:s text:c="6"/></text:span><text:span text:style-name="T1">&lt;wsdl:part name="setXincoCoreGroupReturn" type="tns2:XincoCoreGroup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sponse"&gt;</text:span></text:p>
      <text:p text:style-name="P1"/>
      <text:p text:style-name="Standard"><text:span text:style-name="T1"><text:s text:c="6"/></text:span><text:span text:style-name="T1">&lt;wsdl:part name="setXincoCoreLogReturn" type="tns2:XincoCoreLog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ogRequest"&gt;</text:span></text:p>
      <text:p text:style-name="P1"/>
      <text:p text:style-name="Standard"><text:span text:style-name="T1"><text:s text:c="6"/></text:span><text:span text:style-name="T1">&lt;wsdl:part name="in0" type="tns2:XincoCoreLog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NodesResponse"&gt;</text:span></text:p>
      <text:p text:style-name="P1"/>
      <text:p text:style-name="Standard"><text:span text:style-name="T1"><text:s text:c="6"/></text:span><text:span text:style-name="T1">&lt;wsdl:part name="findXincoCoreNod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sponse"&gt;</text:span></text:p>
      <text:p text:style-name="P1"/>
      <text:p text:style-name="Standard"><text:span text:style-name="T1"><text:s text:c="6"/></text:span><text:span text:style-name="T1">&lt;wsdl:part name="getAllXincoCoreLanguag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checkXincoCoreUserNewPasswordResponse"&gt;</text:span></text:p>
      <text:p text:style-name="P1"/>
      <text:p text:style-name="Standard"><text:span text:style-name="T1"><text:s text:c="6"/></text:span><text:span text:style-name="T1">&lt;wsdl:part name="checkXincoCoreUserNewPassword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tns2:XincoCoreLanguage"/&gt;</text:span></text:p>
      <text:p text:style-name="P1"/>
      <text:p text:style-name="Standard"><text:span text:style-name="T1"><text:s text:c="6"/></text:span><text:span text:style-name="T1">&lt;wsdl:part name="in2" type="tns2:XincoCoreUser"/&gt;</text:span></text:p>
      <text:p text:style-name="P1"><text:soft-page-break/></text:p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quest"&gt;</text:span></text:p>
      <text:p text:style-name="P1"/>
      <text:p text:style-name="Standard"><text:span text:style-name="T1"><text:s text:c="6"/></text:span><text:span text:style-name="T1">&lt;wsdl:part name="in0" type="tns2:XincoCoreDataType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ploadXincoCoreDataResponse"&gt;</text:span></text:p>
      <text:p text:style-name="P1"/>
      <text:p text:style-name="Standard"><text:span text:style-name="T1"><text:s text:c="6"/></text:span><text:span text:style-name="T1">&lt;wsdl:part name="uploadXincoCoreDataReturn" type="xsd:int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ACEResponse"&gt;</text:span></text:p>
      <text:p text:style-name="P1"/>
      <text:p text:style-name="Standard"><text:span text:style-name="T1"><text:s text:c="6"/></text:span><text:span text:style-name="T1">&lt;wsdl:part name="setXincoCoreACEReturn" type="tns2:XincoCoreAC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quest"&gt;</text:span></text:p>
      <text:p text:style-name="P1"/>
      <text:p text:style-name="Standard"><text:span text:style-name="T1"><text:s text:c="6"/></text:span><text:span text:style-name="T1">&lt;wsdl:part name="in0" type="tns2:XincoCoreNod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sponse"&gt;</text:span></text:p>
      <text:p text:style-name="P1"/>
      <text:p text:style-name="Standard"><text:span text:style-name="T1"><text:s text:c="6"/></text:span><text:span text:style-name="T1">&lt;wsdl:part name="removeXincoCoreACEReturn" type="xsd:boolean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sponse"&gt;</text:span></text:p>
      <text:p text:style-name="P1"/>
      <text:p text:style-name="Standard"><text:span text:style-name="T1"><text:s text:c="6"/></text:span><text:span text:style-name="T1">&lt;wsdl:part name="undoXincoCoreDataCheckoutReturn" type="tns2:XincoCoreData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Response"&gt;</text:span></text:p>
      <text:p text:style-name="P1"/>
      <text:p text:style-name="Standard"><text:span text:style-name="T1"><text:s text:c="6"/></text:span><text:span text:style-name="T1">&lt;wsdl:part name="g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DataTypeAttributeResponse"&gt;</text:span></text:p>
      <text:p text:style-name="P1"/>
      <text:p text:style-name="Standard"><text:span text:style-name="T1"><text:s text:c="6"/></text:span><text:span text:style-name="T1">&lt;wsdl:part name="getXincoCoreDataTypeAttributeReturn" type="tns2:XincoCoreDataType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un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NodeResponse"&gt;</text:span></text:p>
      <text:p text:style-name="P1"/>
      <text:p text:style-name="Standard"><text:span text:style-name="T1"><text:s text:c="6"/></text:span><text:span text:style-name="T1">&lt;wsdl:part name="s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ServerVersionRequest"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sponse"&gt;</text:span></text:p>
      <text:p text:style-name="P1"/>
      <text:p text:style-name="Standard"><text:span text:style-name="T1"><text:s text:c="6"/></text:span><text:span text:style-name="T1">&lt;wsdl:part name="se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sponse"&gt;</text:span></text:p>
      <text:p text:style-name="P1"/>
      <text:p text:style-name="Standard"><text:span text:style-name="T1"><text:s text:c="6"/></text:span><text:span text:style-name="T1">&lt;wsdl:part name="downloadXincoCoreDataReturn" type="soapenc:base64Binary"/&gt;</text:span></text:p>
      <text:p text:style-name="P1"/>
      <text:p text:style-name="Standard"><text:soft-page-break/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DataResponse"&gt;</text:span></text:p>
      <text:p text:style-name="P1"/>
      <text:p text:style-name="Standard"><text:span text:style-name="T1"><text:s text:c="6"/></text:span><text:span text:style-name="T1">&lt;wsdl:part name="setXincoCoreData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sponse"&gt;</text:span></text:p>
      <text:p text:style-name="P1"/>
      <text:p text:style-name="Standard"><text:span text:style-name="T1"><text:s text:c="6"/></text:span><text:span text:style-name="T1">&lt;wsdl:part name="setXincoCoreLanguageReturn" type="tns2:XincoCoreLanguag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Languages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quest"&gt;</text:span></text:p>
      <text:p text:style-name="P1"/>
      <text:p text:style-name="Standard"><text:span text:style-name="T1"><text:s text:c="6"/></text:span><text:span text:style-name="T1">&lt;wsdl:part name="in0" type="xsd:string"/&gt;</text:span></text:p>
      <text:p text:style-name="P1"/>
      <text:p text:style-name="Standard"><text:span text:style-name="T1"><text:s text:c="6"/></text:span><text:span text:style-name="T1">&lt;wsdl:part name="in1" type="xsd:string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quest"&gt;</text:span></text:p>
      <text:p text:style-name="P1"/>
      <text:p text:style-name="Standard"><text:span text:style-name="T1"><text:s text:c="6"/></text:span><text:span text:style-name="T1">&lt;wsdl:part name="in0" type="tns3:XincoAddAttribut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DataTypesResponse"&gt;</text:span></text:p>
      <text:p text:style-name="P1"/>
      <text:p text:style-name="Standard"><text:span text:style-name="T1"><text:s text:c="6"/></text:span><text:span text:style-name="T1">&lt;wsdl:part name="getAllXincoCoreDataType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AllXincoCoreGroupsResponse"&gt;</text:span></text:p>
      <text:p text:style-name="P1"/>
      <text:p text:style-name="Standard"><text:span text:style-name="T1"><text:s text:c="6"/></text:span><text:span text:style-name="T1">&lt;wsdl:part name="getAllXincoCoreGroups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findXincoCoreDataResponse"&gt;</text:span></text:p>
      <text:p text:style-name="P1"><text:soft-page-break/></text:p>
      <text:p text:style-name="Standard"><text:span text:style-name="T1"><text:s text:c="6"/></text:span><text:span text:style-name="T1">&lt;wsdl:part name="findXincoCoreDataReturn" type="apachesoap:Vecto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LanguageRequest"&gt;</text:span></text:p>
      <text:p text:style-name="P1"/>
      <text:p text:style-name="Standard"><text:span text:style-name="T1"><text:s text:c="6"/></text:span><text:span text:style-name="T1">&lt;wsdl:part name="in0" type="tns2:XincoCoreLanguag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wnloadXincoCoreData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CurrentXincoCoreUserResponse"&gt;</text:span></text:p>
      <text:p text:style-name="P1"/>
      <text:p text:style-name="Standard"><text:span text:style-name="T1"><text:s text:c="6"/></text:span><text:span text:style-name="T1">&lt;wsdl:part name="getCurrentXincoCoreUserReturn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outRequest"&gt;</text:span></text:p>
      <text:p text:style-name="P1"/>
      <text:p text:style-name="Standard"><text:span text:style-name="T1"><text:s text:c="6"/></text:span><text:span text:style-name="T1">&lt;wsdl:part name="in0" type="tns2:XincoCoreData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doXincoCoreDataCheckinResponse"&gt;</text:span></text:p>
      <text:p text:style-name="P1"/>
      <text:p text:style-name="Standard"><text:span text:style-name="T1"><text:s text:c="6"/></text:span><text:span text:style-name="T1">&lt;wsdl:part name="doXincoCoreDataCheckinReturn" type="tns2:XincoCoreData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CoreNodeResponse"&gt;</text:span></text:p>
      <text:p text:style-name="P1"/>
      <text:p text:style-name="Standard"><text:span text:style-name="T1"><text:s text:c="6"/></text:span><text:span text:style-name="T1">&lt;wsdl:part name="getXincoCoreNodeReturn" type="tns2:XincoCoreNod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getXincoAddAttributeResponse"&gt;</text:span></text:p>
      <text:p text:style-name="P1"/>
      <text:p text:style-name="Standard"><text:soft-page-break/><text:span text:style-name="T1"><text:s text:c="6"/></text:span><text:span text:style-name="T1">&lt;wsdl:part name="getXincoAddAttributeReturn" type="tns3:XincoAddAttribute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removeXincoCoreACERequest"&gt;</text:span></text:p>
      <text:p text:style-name="P1"/>
      <text:p text:style-name="Standard"><text:span text:style-name="T1"><text:s text:c="6"/></text:span><text:span text:style-name="T1">&lt;wsdl:part name="in0" type="tns2:XincoCoreACE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GroupRequest"&gt;</text:span></text:p>
      <text:p text:style-name="P1"/>
      <text:p text:style-name="Standard"><text:span text:style-name="T1"><text:s text:c="6"/></text:span><text:span text:style-name="T1">&lt;wsdl:part name="in0" type="tns2:XincoCoreGroup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P1"/>
      <text:p text:style-name="Standard"><text:span text:style-name="T1"><text:s text:c="3"/></text:span><text:span text:style-name="T1">&lt;wsdl:message name="setXincoCoreUserRequest"&gt;</text:span></text:p>
      <text:p text:style-name="P1"/>
      <text:p text:style-name="Standard"><text:span text:style-name="T1"><text:s text:c="6"/></text:span><text:span text:style-name="T1">&lt;wsdl:part name="in0" type="tns2:XincoCoreUser"/&gt;</text:span></text:p>
      <text:p text:style-name="P1"/>
      <text:p text:style-name="Standard"><text:span text:style-name="T1"><text:s text:c="6"/></text:span><text:span text:style-name="T1">&lt;wsdl:part name="in1" type="tns2:XincoCoreUser"/&gt;</text:span></text:p>
      <text:p text:style-name="P1"/>
      <text:p text:style-name="Standard"><text:span text:style-name="T1"><text:s text:c="3"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quest"&gt;</text:span></text:p>
      <text:p text:style-name="Standard"><text:span text:style-name="T1"><text:s text:c="2"/></text:span><text:span text:style-name="T1">&lt;wsdl:part name="in0" type="tns2:XincoCoreData"/&gt;</text:span></text:p>
      <text:p text:style-name="Standard"><text:span text:style-name="T1"><text:s text:c="2"/></text:span><text:span text:style-name="T1">&lt;wsdl:part name="in1" type="tns2:XincoCoreUser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message xmlns="http://schemas.xmlsoap.org/wsdl/" name="getXincoCoreAuditScheduleResponse"&gt;</text:span></text:p>
      <text:p text:style-name="Standard"><text:span text:style-name="T1"><text:s text:c="2"/></text:span><text:span text:style-name="T1">&lt;wsdl:part name="getXincoCoreAuditScheduleReturn" type="tns2:XincoCoreAuditDataSchedule"/&gt;</text:span></text:p>
      <text:p text:style-name="Standard"><text:span text:style-name="T1"><text:s/></text:span><text:span text:style-name="T1">&lt;/wsdl:message&gt;</text:span></text:p>
      <text:p text:style-name="Standard"><text:span text:style-name="T1"><text:s/></text:span><text:span text:style-name="T1">&lt;wsdl:portType name="Xinco"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:input message="impl:getXincoServerVersionRequest" name="getXincoServerVersionRequest"/&gt;</text:span></text:p>
      <text:p text:style-name="P1"/>
      <text:p text:style-name="Standard"><text:span text:style-name="T1"><text:s text:c="9"/></text:span><text:span text:style-name="T1">&lt;wsdl:output message="impl:getXincoServerVersionResponse" name="getXincoServerVersio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CurrentXincoCoreUserRequest" name="getCurrentXincoCoreUserRequest"/&gt;</text:span></text:p>
      <text:p text:style-name="P1"/>
      <text:p text:style-name="Standard"><text:span text:style-name="T1"><text:s text:c="9"/></text:span><text:span text:style-name="T1">&lt;wsdl:output message="impl:getCurrentXincoCoreUserResponse" name="getCurren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 parameterOrder="in0"&gt;</text:span></text:p>
      <text:p text:style-name="P1"/>
      <text:p text:style-name="Standard"><text:span text:style-name="T1"><text:s text:c="9"/></text:span><text:span text:style-name="T1">&lt;wsdl:input message="impl:getAllXincoCoreGroupsRequest" name="getAllXincoCoreGroupsRequest"/&gt;</text:span></text:p>
      <text:p text:style-name="P1"/>
      <text:p text:style-name="Standard"><text:span text:style-name="T1"><text:s text:c="9"/></text:span><text:span text:style-name="T1">&lt;wsdl:output message="impl:getAllXincoCoreGroupsResponse" name="getAllXincoCoreGroup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 parameterOrder="in0"&gt;</text:span></text:p>
      <text:p text:style-name="P1"/>
      <text:p text:style-name="Standard"><text:span text:style-name="T1"><text:s text:c="9"/></text:span><text:span text:style-name="T1">&lt;wsdl:input message="impl:getAllXincoCoreLanguagesRequest" name="getAllXincoCoreLanguagesRequest"/&gt;</text:span></text:p>
      <text:p text:style-name="P1"/>
      <text:p text:style-name="Standard"><text:span text:style-name="T1"><text:s text:c="9"/></text:span><text:span text:style-name="T1">&lt;wsdl:output message="impl:getAllXincoCoreLanguagesResponse" name="getAllXincoCoreLanguag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 parameterOrder="in0"&gt;</text:span></text:p>
      <text:p text:style-name="P1"/>
      <text:p text:style-name="Standard"><text:span text:style-name="T1"><text:s text:c="9"/></text:span><text:span text:style-name="T1">&lt;wsdl:input message="impl:getAllXincoCoreDataTypesRequest" name="getAllXincoCoreDataTypesRequest"/&gt;</text:span></text:p>
      <text:p text:style-name="P1"/>
      <text:p text:style-name="Standard"><text:span text:style-name="T1"><text:s text:c="9"/></text:span><text:span text:style-name="T1">&lt;wsdl:output message="impl:getAllXincoCoreDataTypesResponse" name="getAllXincoCoreDataTyp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 parameterOrder="in0 in1"&gt;</text:span></text:p>
      <text:p text:style-name="P1"/>
      <text:p text:style-name="Standard"><text:span text:style-name="T1"><text:s text:c="9"/></text:span><text:span text:style-name="T1">&lt;wsdl:input message="impl:getXincoCoreNodeRequest" name="getXincoCoreNodeRequest"/&gt;</text:span></text:p>
      <text:p text:style-name="P1"/>
      <text:p text:style-name="Standard"><text:span text:style-name="T1"><text:s text:c="9"/></text:span><text:span text:style-name="T1">&lt;wsdl:output message="impl:getXincoCoreNodeResponse" name="g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 parameterOrder="in0 in1"&gt;</text:span></text:p>
      <text:p text:style-name="P1"><text:soft-page-break/></text:p>
      <text:p text:style-name="Standard"><text:span text:style-name="T1"><text:s text:c="9"/></text:span><text:span text:style-name="T1">&lt;wsdl:input message="impl:getXincoCoreDataRequest" name="getXincoCoreDataRequest"/&gt;</text:span></text:p>
      <text:p text:style-name="P1"/>
      <text:p text:style-name="Standard"><text:span text:style-name="T1"><text:s text:c="9"/></text:span><text:span text:style-name="T1">&lt;wsdl:output message="impl:getXincoCoreDataResponse" name="g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 parameterOrder="in0 in1"&gt;</text:span></text:p>
      <text:p text:style-name="P1"/>
      <text:p text:style-name="Standard"><text:span text:style-name="T1"><text:s text:c="9"/></text:span><text:span text:style-name="T1">&lt;wsdl:input message="impl:doXincoCoreDataCheckoutRequest" name="doXincoCoreDataCheckoutRequest"/&gt;</text:span></text:p>
      <text:p text:style-name="P1"/>
      <text:p text:style-name="Standard"><text:span text:style-name="T1"><text:s text:c="9"/></text:span><text:span text:style-name="T1">&lt;wsdl:output message="impl:doXincoCoreDataCheckoutResponse" name="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 parameterOrder="in0 in1"&gt;</text:span></text:p>
      <text:p text:style-name="P1"/>
      <text:p text:style-name="Standard"><text:span text:style-name="T1"><text:s text:c="9"/></text:span><text:span text:style-name="T1">&lt;wsdl:input message="impl:undoXincoCoreDataCheckoutRequest" name="undoXincoCoreDataCheckoutRequest"/&gt;</text:span></text:p>
      <text:p text:style-name="P1"/>
      <text:p text:style-name="Standard"><text:span text:style-name="T1"><text:s text:c="9"/></text:span><text:span text:style-name="T1">&lt;wsdl:output message="impl:undoXincoCoreDataCheckoutResponse" name="undoXincoCoreDataCheckout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 parameterOrder="in0 in1"&gt;</text:span></text:p>
      <text:p text:style-name="P1"/>
      <text:p text:style-name="Standard"><text:span text:style-name="T1"><text:s text:c="9"/></text:span><text:span text:style-name="T1">&lt;wsdl:input message="impl:doXincoCoreDataCheckinRequest" name="doXincoCoreDataCheckinRequest"/&gt;</text:span></text:p>
      <text:p text:style-name="P1"/>
      <text:p text:style-name="Standard"><text:span text:style-name="T1"><text:s text:c="9"/></text:span><text:span text:style-name="T1">&lt;wsdl:output message="impl:doXincoCoreDataCheckinResponse" name="doXincoCoreDataCheckin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 parameterOrder="in0 in1"&gt;</text:span></text:p>
      <text:p text:style-name="P1"/>
      <text:p text:style-name="Standard"><text:span text:style-name="T1"><text:s text:c="9"/></text:span><text:span text:style-name="T1">&lt;wsdl:input message="impl:downloadXincoCoreDataRequest" name="downloadXincoCoreDataRequest"/&gt;</text:span></text:p>
      <text:p text:style-name="P1"/>
      <text:p text:style-name="Standard"><text:span text:style-name="T1"><text:s text:c="9"/></text:span><text:span text:style-name="T1">&lt;wsdl:output message="impl:downloadXincoCoreDataResponse" name="down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 parameterOrder="in0 in1 in2"&gt;</text:span></text:p>
      <text:p text:style-name="P1"><text:soft-page-break/></text:p>
      <text:p text:style-name="Standard"><text:span text:style-name="T1"><text:s text:c="9"/></text:span><text:span text:style-name="T1">&lt;wsdl:input message="impl:uploadXincoCoreDataRequest" name="uploadXincoCoreDataRequest"/&gt;</text:span></text:p>
      <text:p text:style-name="P1"/>
      <text:p text:style-name="Standard"><text:span text:style-name="T1"><text:s text:c="9"/></text:span><text:span text:style-name="T1">&lt;wsdl:output message="impl:uploadXincoCoreDataResponse" name="uploa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 parameterOrder="in0 in1 in2"&gt;</text:span></text:p>
      <text:p text:style-name="P1"/>
      <text:p text:style-name="Standard"><text:span text:style-name="T1"><text:s text:c="9"/></text:span><text:span text:style-name="T1">&lt;wsdl:input message="impl:findXincoCoreNodesRequest" name="findXincoCoreNodesRequest"/&gt;</text:span></text:p>
      <text:p text:style-name="P1"/>
      <text:p text:style-name="Standard"><text:span text:style-name="T1"><text:s text:c="9"/></text:span><text:span text:style-name="T1">&lt;wsdl:output message="impl:findXincoCoreNodesResponse" name="findXincoCoreNodes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 parameterOrder="in0 in1 in2"&gt;</text:span></text:p>
      <text:p text:style-name="P1"/>
      <text:p text:style-name="Standard"><text:span text:style-name="T1"><text:s text:c="9"/></text:span><text:span text:style-name="T1">&lt;wsdl:input message="impl:findXincoCoreDataRequest" name="findXincoCoreDataRequest"/&gt;</text:span></text:p>
      <text:p text:style-name="P1"/>
      <text:p text:style-name="Standard"><text:span text:style-name="T1"><text:s text:c="9"/></text:span><text:span text:style-name="T1">&lt;wsdl:output message="impl:findXincoCoreDataResponse" name="find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 parameterOrder="in0 in1"&gt;</text:span></text:p>
      <text:p text:style-name="P1"/>
      <text:p text:style-name="Standard"><text:span text:style-name="T1"><text:s text:c="9"/></text:span><text:span text:style-name="T1">&lt;wsdl:input message="impl:setXincoCoreNodeRequest" name="setXincoCoreNodeRequest"/&gt;</text:span></text:p>
      <text:p text:style-name="P1"/>
      <text:p text:style-name="Standard"><text:span text:style-name="T1"><text:s text:c="9"/></text:span><text:span text:style-name="T1">&lt;wsdl:output message="impl:setXincoCoreNodeResponse" name="setXincoCoreNod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 parameterOrder="in0 in1"&gt;</text:span></text:p>
      <text:p text:style-name="P1"/>
      <text:p text:style-name="Standard"><text:span text:style-name="T1"><text:s text:c="9"/></text:span><text:span text:style-name="T1">&lt;wsdl:input message="impl:setXincoCoreDataRequest" name="setXincoCoreDataRequest"/&gt;</text:span></text:p>
      <text:p text:style-name="P1"/>
      <text:p text:style-name="Standard"><text:span text:style-name="T1"><text:s text:c="9"/></text:span><text:span text:style-name="T1">&lt;wsdl:output message="impl:setXincoCoreDataResponse" name="setXincoCoreData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 parameterOrder="in0 in1"&gt;</text:span></text:p>
      <text:p text:style-name="P1"/>
      <text:p text:style-name="Standard"><text:span text:style-name="T1"><text:s text:c="9"/></text:span><text:span text:style-name="T1">&lt;wsdl:input message="impl:setXincoCoreACERequest" name="setXincoCoreACERequest"/&gt;</text:span></text:p>
      <text:p text:style-name="P1"><text:soft-page-break/></text:p>
      <text:p text:style-name="Standard"><text:span text:style-name="T1"><text:s text:c="9"/></text:span><text:span text:style-name="T1">&lt;wsdl:output message="impl:setXincoCoreACEResponse" name="set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 parameterOrder="in0 in1"&gt;</text:span></text:p>
      <text:p text:style-name="P1"/>
      <text:p text:style-name="Standard"><text:span text:style-name="T1"><text:s text:c="9"/></text:span><text:span text:style-name="T1">&lt;wsdl:input message="impl:removeXincoCoreACERequest" name="removeXincoCoreACERequest"/&gt;</text:span></text:p>
      <text:p text:style-name="P1"/>
      <text:p text:style-name="Standard"><text:span text:style-name="T1"><text:s text:c="9"/></text:span><text:span text:style-name="T1">&lt;wsdl:output message="impl:removeXincoCoreACEResponse" name="removeXincoCoreAC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 parameterOrder="in0 in1"&gt;</text:span></text:p>
      <text:p text:style-name="P1"/>
      <text:p text:style-name="Standard"><text:span text:style-name="T1"><text:s text:c="9"/></text:span><text:span text:style-name="T1">&lt;wsdl:input message="impl:setXincoCoreLogRequest" name="setXincoCoreLogRequest"/&gt;</text:span></text:p>
      <text:p text:style-name="P1"/>
      <text:p text:style-name="Standard"><text:span text:style-name="T1"><text:s text:c="9"/></text:span><text:span text:style-name="T1">&lt;wsdl:output message="impl:setXincoCoreLogResponse" name="setXincoCoreLog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 parameterOrder="in0 in1"&gt;</text:span></text:p>
      <text:p text:style-name="P1"/>
      <text:p text:style-name="Standard"><text:span text:style-name="T1"><text:s text:c="9"/></text:span><text:span text:style-name="T1">&lt;wsdl:input message="impl:setXincoCoreUserRequest" name="setXincoCoreUserRequest"/&gt;</text:span></text:p>
      <text:p text:style-name="P1"/>
      <text:p text:style-name="Standard"><text:span text:style-name="T1"><text:s text:c="9"/></text:span><text:span text:style-name="T1">&lt;wsdl:output message="impl:setXincoCoreUserResponse" name="setXincoCoreUser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Group" parameterOrder="in0 in1"&gt;</text:span></text:p>
      <text:p text:style-name="P1"/>
      <text:p text:style-name="Standard"><text:span text:style-name="T1"><text:s text:c="9"/></text:span><text:span text:style-name="T1">&lt;wsdl:input message="impl:setXincoCoreGroupRequest" name="setXincoCoreGroupRequest"/&gt;</text:span></text:p>
      <text:p text:style-name="P1"/>
      <text:p text:style-name="Standard"><text:span text:style-name="T1"><text:s text:c="9"/></text:span><text:span text:style-name="T1">&lt;wsdl:output message="impl:setXincoCoreGroupResponse" name="setXincoCoreGroup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 parameterOrder="in0 in1"&gt;</text:span></text:p>
      <text:p text:style-name="P1"/>
      <text:p text:style-name="Standard"><text:span text:style-name="T1"><text:s text:c="9"/></text:span><text:span text:style-name="T1">&lt;wsdl:input message="impl:setXincoCoreLanguageRequest" name="setXincoCoreLanguageRequest"/&gt;</text:span></text:p>
      <text:p text:style-name="P1"/>
      <text:p text:style-name="Standard"><text:span text:style-name="T1"><text:s text:c="9"/></text:span><text:span text:style-name="T1">&lt;wsdl:output message="impl:setXincoCoreLanguageResponse" name="setXincoCoreLanguageResponse"/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 parameterOrder="in0 in1"&gt;</text:span></text:p>
      <text:p text:style-name="P1"/>
      <text:p text:style-name="Standard"><text:span text:style-name="T1"><text:s text:c="9"/></text:span><text:span text:style-name="T1">&lt;wsdl:input message="impl:getXincoCoreDataTypeAttributeRequest" name="getXincoCoreDataTypeAttributeRequest"/&gt;</text:span></text:p>
      <text:p text:style-name="P1"/>
      <text:p text:style-name="Standard"><text:span text:style-name="T1"><text:s text:c="9"/></text:span><text:span text:style-name="T1">&lt;wsdl:output message="impl:getXincoCoreDataTypeAttributeResponse" name="getXincoCoreDataType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 parameterOrder="in0 in1"&gt;</text:span></text:p>
      <text:p text:style-name="P1"/>
      <text:p text:style-name="Standard"><text:span text:style-name="T1"><text:s text:c="9"/></text:span><text:span text:style-name="T1">&lt;wsdl:input message="impl:getXincoAddAttributeRequest" name="getXincoAddAttributeRequest"/&gt;</text:span></text:p>
      <text:p text:style-name="P1"/>
      <text:p text:style-name="Standard"><text:span text:style-name="T1"><text:s text:c="9"/></text:span><text:span text:style-name="T1">&lt;wsdl:output message="impl:getXincoAddAttributeResponse" name="getXincoAddAttribute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 parameterOrder="in0 in1 in2"&gt;</text:span></text:p>
      <text:p text:style-name="P1"/>
      <text:p text:style-name="Standard"><text:span text:style-name="T1"><text:s text:c="9"/></text:span><text:span text:style-name="T1">&lt;wsdl:input message="impl:checkXincoCoreUserNewPasswordRequest" name="checkXincoCoreUserNewPasswordRequest"/&gt;</text:span></text:p>
      <text:p text:style-name="P1"/>
      <text:p text:style-name="Standard"><text:span text:style-name="T1"><text:s text:c="9"/></text:span><text:span text:style-name="T1">&lt;wsdl:output message="impl:checkXincoCoreUserNewPasswordResponse" name="checkXincoCoreUserNewPasswordResponse"/&gt;</text:span></text:p>
      <text:p text:style-name="P1"/>
      <text:p text:style-name="Standard"><text:span text:style-name="T1"><text:s text:c="6"/></text:span><text:span text:style-name="T1">&lt;/wsdl:operation&gt;</text:span></text:p>
      <text:p text:style-name="Standard"><text:span text:style-name="T1"><text:s text:c="2"/></text:span><text:span text:style-name="T1">&lt;wsdl:operation xmlns="http://schemas.xmlsoap.org/wsdl/" name="getXincoCoreAuditSchedule"&gt;</text:span></text:p>
      <text:p text:style-name="Standard"><text:span text:style-name="T1"><text:s text:c="3"/></text:span><text:span text:style-name="T1">&lt;wsdl:input name="input1" message="impl:getXincoCoreAuditScheduleRequest"/&gt;</text:span></text:p>
      <text:p text:style-name="Standard"><text:span text:style-name="T1"><text:s text:c="3"/></text:span><text:span text:style-name="T1">&lt;wsdl:output name="output1" message="impl:getXincoCoreAuditScheduleResponse"/&gt;</text:span></text:p>
      <text:p text:style-name="Standard"><text:span text:style-name="T1"><text:s text:c="2"/></text:span><text:span text:style-name="T1">&lt;/wsdl:operation&gt;</text:span></text:p>
      <text:p text:style-name="Standard"><text:span text:style-name="T1"><text:s/></text:span><text:span text:style-name="T1">&lt;/wsdl:portType&gt;</text:span></text:p>
      <text:p text:style-name="P1"/>
      <text:p text:style-name="Standard"><text:span text:style-name="T1"><text:s text:c="3"/></text:span><text:span text:style-name="T1">&lt;wsdl:binding name="XincoSoapBinding" type="impl:Xinco"&gt;</text:span></text:p>
      <text:p text:style-name="P1"/>
      <text:p text:style-name="Standard"><text:span text:style-name="T1"><text:s text:c="6"/></text:span><text:span text:style-name="T1">&lt;wsdlsoap:binding style="rpc" transport="http://schemas.xmlsoap.org/soap/http"/&gt;</text:span></text:p>
      <text:p text:style-name="P1"/>
      <text:p text:style-name="Standard"><text:span text:style-name="T1"><text:s text:c="6"/></text:span><text:span text:style-name="T1">&lt;wsdl:operation name="getXincoServerVersio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ServerVersio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ServerVersio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Curren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Curren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Curren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Group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Group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Group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oft-page-break/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Languag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Languag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Languag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AllXincoCoreDataTyp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AllXincoCoreDataTyp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AllXincoCoreDataTypes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NodeRequest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</text:span><text:soft-page-break/><text:span text:style-name="T1">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ndoXincoCoreDataCheckout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ndoXincoCoreDataCheckout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ndoXincoCoreDataCheckout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XincoCoreDataCheckin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doXincoCoreDataCheckin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XincoCoreDataCheckin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down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><text:soft-page-break/></text:p>
      <text:p text:style-name="Standard"><text:span text:style-name="T1"><text:s text:c="9"/></text:span><text:span text:style-name="T1">&lt;wsdl:input name="down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down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uploa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uploa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uploa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Nodes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Nodes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NodesResponse"&gt;</text:span></text:p>
      <text:p text:style-name="P1"><text:soft-page-break/></text:p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findXincoCoreData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find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find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Nod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Nod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Nod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Data"&gt;</text:span></text:p>
      <text:p text:style-name="P1"><text:soft-page-break/></text:p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Data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Data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removeXincoCoreAC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removeXincoCoreAC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><text:soft-page-break/></text:p>
      <text:p text:style-name="Standard"><text:span text:style-name="T1"><text:s text:c="9"/></text:span><text:span text:style-name="T1">&lt;wsdl:output name="removeXincoCoreAC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og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og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og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User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User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User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><text:soft-page-break/></text:p>
      <text:p text:style-name="Standard"><text:span text:style-name="T1"><text:s text:c="6"/></text:span><text:span text:style-name="T1">&lt;wsdl:operation name="setXincoCoreGroup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Group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Group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setXincoCoreLanguag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setXincoCoreLanguag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setXincoCoreLanguag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CoreDataType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CoreDataType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><text:soft-page-break/></text:p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CoreDataType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getXincoAddAttribute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getXincoAddAttribute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getXincoAddAttribute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/>
      <text:p text:style-name="Standard"><text:span text:style-name="T1"><text:s text:c="6"/></text:span><text:span text:style-name="T1">&lt;/wsdl:operation&gt;</text:span></text:p>
      <text:p text:style-name="P1"/>
      <text:p text:style-name="Standard"><text:span text:style-name="T1"><text:s text:c="6"/></text:span><text:span text:style-name="T1">&lt;wsdl:operation name="checkXincoCoreUserNewPassword"&gt;</text:span></text:p>
      <text:p text:style-name="P1"/>
      <text:p text:style-name="Standard"><text:span text:style-name="T1"><text:s text:c="9"/></text:span><text:span text:style-name="T1">&lt;wsdlsoap:operation soapAction=""/&gt;</text:span></text:p>
      <text:p text:style-name="P1"/>
      <text:p text:style-name="Standard"><text:span text:style-name="T1"><text:s text:c="9"/></text:span><text:span text:style-name="T1">&lt;wsdl:input name="checkXincoCoreUserNewPasswordRequest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input&gt;</text:span></text:p>
      <text:p text:style-name="P1"/>
      <text:p text:style-name="Standard"><text:span text:style-name="T1"><text:s text:c="9"/></text:span><text:span text:style-name="T1">&lt;wsdl:output name="checkXincoCoreUserNewPasswordResponse"&gt;</text:span></text:p>
      <text:p text:style-name="P1"/>
      <text:p text:style-name="Standard"><text:span text:style-name="T1"><text:s text:c="12"/></text:span><text:span text:style-name="T1">&lt;wsdlsoap:body encodingStyle="http://schemas.xmlsoap.org/soap/encoding/" namespace="urn:Xinco" use="encoded"/&gt;</text:span></text:p>
      <text:p text:style-name="P1"/>
      <text:p text:style-name="Standard"><text:span text:style-name="T1"><text:s text:c="9"/></text:span><text:span text:style-name="T1">&lt;/wsdl:output&gt;</text:span></text:p>
      <text:p text:style-name="P1"><text:soft-page-break/></text:p>
      <text:p text:style-name="Standard"><text:span text:style-name="T1"><text:s text:c="6"/></text:span><text:span text:style-name="T1">&lt;/wsdl:operation&gt;</text:span></text:p>
      <text:p text:style-name="Standard"><text:span text:style-name="T1"><text:s text:c="4"/></text:span><text:span text:style-name="T1">&lt;wsdl:operation xmlns="http://schemas.xmlsoap.org/wsdl/" name="getXincoCoreAuditSchedule"&gt;</text:span></text:p>
      <text:p text:style-name="Standard"><text:span text:style-name="T1"><text:s text:c="5"/></text:span><text:span text:style-name="T1">&lt;wsdlsoap:operation/&gt;</text:span></text:p>
      <text:p text:style-name="Standard"><text:span text:style-name="T1"><text:s text:c="5"/></text:span><text:span text:style-name="T1">&lt;wsdl:input name="getXincoCoreAuditScheduleRequest"&gt;</text:span></text:p>
      <text:p text:style-name="Standard"><text:span text:style-name="T1"><text:s text:c="6"/></text:span><text:span text:style-name="T1">&lt;wsdlsoap:body encodingStyle="http://schemas.xmlsoap.org/soap/encoding/" use="encoded" namespace="urn:Xinco"/&gt;</text:span></text:p>
      <text:p text:style-name="Standard"><text:span text:style-name="T1"><text:s text:c="5"/></text:span><text:span text:style-name="T1">&lt;/wsdl:input&gt;</text:span></text:p>
      <text:p text:style-name="Standard"><text:span text:style-name="T1"><text:s text:c="5"/></text:span><text:span text:style-name="T1">&lt;wsdl:output name="getXincoCoreAuditScheduleResponse"&gt;</text:span></text:p>
      <text:p text:style-name="Standard"><text:span text:style-name="T1"><text:s text:c="6"/></text:span><text:span text:style-name="T1">&lt;wsdlsoap:body namespace="urn:Xinco" use="encoded" encodingStyle="http://schemas.xmlsoap.org/soap/encoding/"/&gt;</text:span></text:p>
      <text:p text:style-name="Standard"><text:span text:style-name="T1"><text:s text:c="5"/></text:span><text:span text:style-name="T1">&lt;/wsdl:output&gt;</text:span></text:p>
      <text:p text:style-name="Standard"><text:span text:style-name="T1"><text:s text:c="4"/></text:span><text:span text:style-name="T1">&lt;/wsdl:operation&gt;</text:span></text:p>
      <text:p text:style-name="Standard"><text:span text:style-name="T1"><text:s text:c="3"/></text:span><text:span text:style-name="T1">&lt;/wsdl:binding&gt;</text:span></text:p>
      <text:p text:style-name="P1"/>
      <text:p text:style-name="Standard"><text:span text:style-name="T1"><text:s text:c="3"/></text:span><text:span text:style-name="T1">&lt;wsdl:service name="XincoService"&gt;</text:span></text:p>
      <text:p text:style-name="P1"/>
      <text:p text:style-name="Standard"><text:span text:style-name="T1"><text:s text:c="6"/></text:span><text:span text:style-name="T1">&lt;wsdl:port binding="impl:XincoSoapBinding" name="Xinco"&gt;</text:span></text:p>
      <text:p text:style-name="P1"/>
      <text:p text:style-name="Standard"><text:span text:style-name="T1"><text:s text:c="9"/></text:span><text:span text:style-name="T1">&lt;wsdlsoap:address location="http://localhost:8084/xinco/services/Xinco"/&gt;</text:span></text:p>
      <text:p text:style-name="P1"/>
      <text:p text:style-name="Standard"><text:span text:style-name="T1"><text:s text:c="6"/></text:span><text:span text:style-name="T1">&lt;/wsdl:port&gt;</text:span></text:p>
      <text:p text:style-name="P1"/>
      <text:p text:style-name="Standard"><text:span text:style-name="T1"><text:s text:c="3"/></text:span><text:span text:style-name="T1">&lt;/wsdl:service&gt;</text:span></text:p>
      <text:p text:style-name="P1"/>
      <text:p text:style-name="P1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avier A. Ortiz Bultrón</dc:creator>
    <dc:date>2008-09-03T08:23:22</dc:date>
    <meta:editing-cycles>6</meta:editing-cycles>
    <meta:editing-duration>PT2H14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8" meta:paragraph-count="696" meta:word-count="3814" meta:character-count="39807"/>
  </office:meta>
</office:document-meta>
</file>